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1.21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117"/>
    <style:style style:name="ce2" style:family="table-cell" style:parent-style-name="Default" style:data-style-name="N117">
      <style:table-cell-properties fo:background-color="#ffff99"/>
    </style:style>
    <style:style style:name="ce3" style:family="table-cell" style:parent-style-name="Default" style:data-style-name="N40"/>
    <style:style style:name="ce4" style:family="table-cell" style:parent-style-name="Default" style:data-style-name="N40">
      <style:table-cell-properties fo:background-color="#ffff99"/>
    </style:style>
    <style:style style:name="ce5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office:value-type="string">
            <text:p>BM Volume</text:p>
          </table:table-cell>
          <table:table-cell office:value-type="string">
            <text:p>Formula Volume</text:p>
          </table:table-cell>
        </table:table-row>
        <table:table-row table:style-name="ro1">
          <table:table-cell office:value-type="date" office:date-value="2021-11-12">
            <text:p>12/11/21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1-12">
            <text:p>12/11/21</text:p>
          </table:table-cell>
          <table:table-cell office:value-type="time" office:time-value="PT16H00M00S">
            <text:p>16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1-12">
            <text:p>12/11/21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1-12">
            <text:p>12/11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4H30M00S">
            <text:p>14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1H00M00S">
            <text:p>11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4H45M00S">
            <text:p>14: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1H00M00S">
            <text:p>11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6H30M00S">
            <text:p>16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20H00M00S">
            <text:p>20: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2H00M00S">
            <text:p>02: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1H30M00S">
            <text:p>11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4H30M00S">
            <text:p>14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7H30M00S">
            <text:p>17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23H45M00S">
            <text:p>23:4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5H30M00S">
            <text:p>05:3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1H30M00S">
            <text:p>11:3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4H30M00S">
            <text:p>14: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7H30M00S">
            <text:p>17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0H00M00S">
            <text:p>00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6H00M00S">
            <text:p>06: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9H00M00S">
            <text:p>09: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2H00M00S">
            <text:p>12:0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5H30M00S">
            <text:p>15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8H30M00S">
            <text:p>18:3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0H30M00S">
            <text:p>00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7H15M00S">
            <text:p>07: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0H15M00S">
            <text:p>10:1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3H30M00S">
            <text:p>13: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6H30M00S">
            <text:p>16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9H30M00S">
            <text:p>19:30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22H30M00S">
            <text:p>22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02H45M00S">
            <text:p>02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07H15M00S">
            <text:p>07: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0H30M00S">
            <text:p>1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6H30M00S">
            <text:p>16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8H50M00S">
            <text:p>18: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0H30M00S">
            <text:p>10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6H30M00S">
            <text:p>16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9H15M00S">
            <text:p>19: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21H00M00S">
            <text:p>21:00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0H30M00S">
            <text:p>0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3H45M00S">
            <text:p>03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0H30M00S">
            <text:p>1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6H15M00S">
            <text:p>1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9H15M00S">
            <text:p>19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22H30M00S">
            <text:p>22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1H45M00S">
            <text:p>01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5H20M00S">
            <text:p>05:2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7H30M00S">
            <text:p>17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9H45M00S">
            <text:p>19:4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0H45M00S">
            <text:p>00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3H45M00S">
            <text:p>03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6H15M00S">
            <text:p>0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4H00M00S">
            <text:p>14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7H00M00S">
            <text:p>17: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9H00M00S">
            <text:p>19:0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22H30M00S">
            <text:p>22:3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2" office:value-type="date" office:date-value="2021-12-24">
            <text:p>24/12/21</text:p>
          </table:table-cell>
          <table:table-cell table:style-name="ce4" office:value-type="time" office:time-value="PT03H45M00S">
            <text:p>03:4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0">
            <text:p>6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06H45M00S">
            <text:p>06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2H45M00S">
            <text:p>12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6H00M00S">
            <text:p>16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6H45M00S">
            <text:p>16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7H45M00S">
            <text:p>17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9H00M00S">
            <text:p>0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2H30M00S">
            <text:p>12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5H45M00S">
            <text:p>15:4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20H30M00S">
            <text:p>20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5H45M00S">
            <text:p>05:4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9H00M00S">
            <text:p>09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1H00M00S">
            <text:p>11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2H30M00S">
            <text:p>12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5H45M00S">
            <text:p>15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7H15M00S">
            <text:p>17: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20H00M00S">
            <text:p>20: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22H30M00S">
            <text:p>22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8H00M00S">
            <text:p>08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0H15M00S">
            <text:p>10:1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2H45M00S">
            <text:p>12:4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5H30M00S">
            <text:p>15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9H00M00S">
            <text:p>19:00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2H00M00S">
            <text:p>02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5H15M00S">
            <text:p>05:1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8H00M00S">
            <text:p>08:0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0H00M00S">
            <text:p>1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9H00M00S">
            <text:p>19:00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22H30M00S">
            <text:p>22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5H30M00S">
            <text:p>0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8H45M00S">
            <text:p>08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1H30M00S">
            <text:p>11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9H30M00S">
            <text:p>19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0H00M00S">
            <text:p>10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3H00M00S">
            <text:p>13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5H30M00S">
            <text:p>1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7H50M00S">
            <text:p>17:5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9H10M00S">
            <text:p>19:1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20H45M00S">
            <text:p>20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1H00M00S">
            <text:p>01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1H00M00S">
            <text:p>11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3H00M00S">
            <text:p>1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7H00M00S">
            <text:p>1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8H00M00S">
            <text:p>18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9H00M00S">
            <text:p>19: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20H30M00S">
            <text:p>20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0H15M00S">
            <text:p>1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2H15M00S">
            <text:p>12:1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5H00M00S">
            <text:p>1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6H30M00S">
            <text:p>06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9H30M00S">
            <text:p>09: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4H00M00S">
            <text:p>14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7H00M00S">
            <text:p>17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9H00M00S">
            <text:p>19: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1H30M00S">
            <text:p>01:3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5H00M00S">
            <text:p>05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7H30M00S">
            <text:p>07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0H30M00S">
            <text:p>10:3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6H00M00S">
            <text:p>16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20H00M00S">
            <text:p>20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1">
            <text:p>01/04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4-01">
            <text:p>01/04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4-01">
            <text:p>01/04/22</text:p>
          </table:table-cell>
          <table:table-cell office:value-type="time" office:time-value="PT08H00M00S">
            <text:p>08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4-01">
            <text:p>01/04/22</text:p>
          </table:table-cell>
          <table:table-cell office:value-type="time" office:time-value="PT10H30M00S">
            <text:p>10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1">
            <text:p>01/04/22</text:p>
          </table:table-cell>
          <table:table-cell office:value-type="time" office:time-value="PT13H30M00S">
            <text:p>13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4-01">
            <text:p>01/04/22</text:p>
          </table:table-cell>
          <table:table-cell office:value-type="time" office:time-value="PT17H00M00S">
            <text:p>1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1">
            <text:p>01/04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4-01">
            <text:p>01/04/22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style-name="Default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style="long"/>
      <number:text>/</number:text>
      <number:year/>
    </number:date-style>
    <number:currency-style style:name="N11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25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5">01/05/2022</text:date>, <text:time>21:5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04T16:05:25.79</meta:creation-date>
    <dc:date>2022-01-05T21:59:09.85</dc:date>
    <dc:creator>Patrick Carlberg</dc:creator>
    <meta:editing-duration>PT22H35M12S</meta:editing-duration>
    <meta:editing-cycles>5</meta:editing-cycles>
    <meta:generator>OpenOffice/4.1.10$Win32 OpenOffice.org_project/4110m2$Build-9807</meta:generator>
    <meta:document-statistic meta:table-count="3" meta:cell-count="776" meta:object-count="0"/>
  </office:meta>
</office:document-meta>
</file>